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2.3cm" svg:height="12.5cm" svg:x="1cm" svg:y="15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2.6cm" svg:height="2.6cm" svg:x="4.6cm" svg:y="24.5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" draw:text-style-name="P1" draw:layer="layout" svg:width="2.6cm" svg:height="2.6cm" svg:x="8cm" svg:y="24.5cm">
          <text:p text:style-name="P1">Sensor</text:p>
          <text:p text:style-name="P1">Data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" draw:text-style-name="P1" draw:layer="layout" svg:width="2.6cm" svg:height="2.6cm" svg:x="15.2cm" svg:y="24.2cm">
          <text:p text:style-name="P1">Issues</text:p>
          <text:p text:style-name="P1">DB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" draw:text-style-name="P1" draw:layer="layout" svg:width="8.7cm" svg:height="3.4cm" svg:x="3.2cm" svg:y="2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6cm" svg:height="2.6cm" svg:x="4.601cm" svg:y="24.501cm">
          <svg:title>Network DB</svg:title>
          <text:p text:style-name="P1">Network</text:p>
          <text:p text:style-name="P1">Data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" draw:text-style-name="P1" draw:layer="layout" svg:width="5.3cm" svg:height="2.9cm" svg:x="14.2cm" svg:y="19.3cm">
          <text:p text:style-name="P1">Issue Tracker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2cm" svg:height="3.5cm" svg:x="8cm" svg:y="17.4cm">
          <text:p text:style-name="P1">Monitoring</text:p>
          <text:p text:style-name="P1">System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6cm" svg:height="3cm" svg:x="1.5cm" svg:y="17.5cm">
          <text:p text:style-name="P1">Network</text:p>
          <text:p text:style-name="P1">Manager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8cm" svg:height="2.9cm" svg:x="4.6cm" svg:y="17.8cm">
          <text:p text:style-name="P1">Report</text:p>
          <text:p text:style-name="P1">Generator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1cm" svg:height="1.1cm" svg:x="14.3cm" svg:y="17.3cm">
          <text:p text:style-name="P1">Notifier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7cm" svg:height="12.6cm" svg:x="13.9cm" svg:y="15.8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7.2cm" svg:y1="23.9cm" svg:x2="7.2cm" svg:y2="22.3cm">
          <text:p/>
        </draw:line>
        <draw:line draw:style-name="gr3" draw:text-style-name="P1" draw:layer="layout" svg:x1="3.1cm" svg:y1="22.2cm" svg:x2="10.3cm" svg:y2="22.2cm">
          <text:p/>
        </draw:line>
        <draw:line draw:style-name="gr4" draw:text-style-name="P1" draw:layer="layout" svg:x1="3.2cm" svg:y1="20.8cm" svg:x2="3.2cm" svg:y2="22.4cm">
          <text:p/>
        </draw:line>
        <draw:line draw:style-name="gr4" draw:text-style-name="P1" draw:layer="layout" svg:x1="6cm" svg:y1="22.2cm" svg:x2="6cm" svg:y2="20.6cm">
          <text:p/>
        </draw:line>
        <draw:line draw:style-name="gr4" draw:text-style-name="P1" draw:layer="layout" svg:x1="10.3cm" svg:y1="22.2cm" svg:x2="10.3cm" svg:y2="20.8cm">
          <text:p/>
        </draw:line>
        <draw:line draw:style-name="gr4" draw:text-style-name="P1" draw:layer="layout" svg:x1="16.5cm" svg:y1="24.5cm" svg:x2="16.5cm" svg:y2="22.3cm">
          <text:p/>
        </draw:line>
        <draw:line draw:style-name="gr4" draw:text-style-name="P1" draw:layer="layout" svg:x1="16.4cm" svg:y1="19.2cm" svg:x2="16.4cm" svg:y2="18.6cm">
          <text:p/>
        </draw:line>
        <draw:line draw:style-name="gr5" draw:text-style-name="P1" draw:layer="layout" svg:x1="12.2cm" svg:y1="20cm" svg:x2="14.2cm" svg:y2="20cm">
          <text:p/>
        </draw:line>
        <draw:custom-shape draw:style-name="gr2" draw:text-style-name="P1" draw:layer="layout" svg:width="2.2cm" svg:height="2.2cm" svg:x="1.8cm" svg:y="11.9cm">
          <text:p text:style-name="P1">Web </text:p>
          <text:p text:style-name="P1">UI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2cm" svg:height="2.2cm" svg:x="12.4cm" svg:y="11.5cm">
          <text:p text:style-name="P1">Android</text:p>
          <text:p text:style-name="P1">App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0.1cm" svg:y1="15.7cm" svg:x2="13.4cm" svg:y2="13.8cm">
          <text:p/>
        </draw:line>
        <draw:line draw:style-name="gr5" draw:text-style-name="P1" draw:layer="layout" svg:x1="13.4cm" svg:y1="13.8cm" svg:x2="15.2cm" svg:y2="15.8cm">
          <text:p/>
        </draw:line>
        <draw:line draw:style-name="gr4" draw:text-style-name="P1" draw:layer="layout" svg:x1="3cm" svg:y1="14.1cm" svg:x2="2.9cm" svg:y2="17.5cm">
          <text:p/>
        </draw:line>
        <draw:custom-shape draw:style-name="gr2" draw:text-style-name="P1" draw:layer="layout" svg:width="2.8cm" svg:height="1.9cm" svg:x="6.8cm" svg:y="10.3cm">
          <text:p text:style-name="P1">Third</text:p>
          <text:p text:style-name="P1">Party App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1cm" svg:height="0.7cm" svg:x="8cm" svg:y="16.4cm">
          <text:p text:style-name="P1">Complaint API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8.1cm" svg:y1="12.1cm" svg:x2="9.5cm" svg:y2="16.4cm">
          <text:p/>
        </draw:line>
        <draw:line draw:style-name="gr4" draw:text-style-name="P1" draw:layer="layout" svg:x1="9.9cm" svg:y1="17.1cm" svg:x2="10cm" svg:y2="17.6cm">
          <text:p/>
        </draw:line>
        <draw:custom-shape draw:style-name="gr2" draw:text-style-name="P1" draw:layer="layout" svg:width="4.7cm" svg:height="0.7cm" svg:x="14.5cm" svg:y="16.2cm">
          <text:p text:style-name="P1">API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5%" draw:textarea-horizontal-align="justify" fo:padding-top="0.125cm" fo:padding-bottom="0.125cm" fo:padding-left="0.25cm" fo:padding-right="0.25cm" draw:shadow="hidden" draw:shadow-offset-x="0.2cm" draw:shadow-offset-y="0.2cm" draw:shadow-color="#808080" draw:shadow-opacity="5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19T15:20:25.576421714</meta:creation-date>
    <dc:date>2014-10-20T15:05:43.942453146</dc:date>
    <meta:editing-duration>PT4M26S</meta:editing-duration>
    <meta:editing-cycles>3</meta:editing-cycles>
    <meta:generator>LibreOffice/4.2.6.3$Linux_X86_64 LibreOffice_project/420m0$Build-3</meta:generator>
    <meta:document-statistic meta:object-count="30"/>
  </office:meta>
</office:document-meta>
</file>